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1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7127920912135297309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29322788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3953575849876228071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1099800204207870613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 : 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warm-up</text:p>
                </text:list-item>
                <text:list-item>
                  <text:p text:style-name="P13">prev sections</text:p>
                </text:list-item>
                <text:list-item>
                  <text:p text:style-name="P13">scale</text:p>
                </text:list-item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scale</text:p>
                </text:list-item>
                <text:list-item>
                  <text:p text:style-name="P13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<text:soft-page-break/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1280425225817482870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<text:soft-page-break/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29325975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29308487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6222261230404809556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29317170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29313978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1739927749149507572" text:style-name="L6">
              <text:list-item>
                <text:p text:style-name="P16">memo_guitar.txt</text:p>
              </text:list-item>
              <text:list-item>
                <text:p text:style-name="P16">memo_guitar.(replaced).(XXX).txt</text:p>
              </text:list-item>
            </text:list>
          </table:table-cell>
        </table:table-row>
      </table:table>
      <text:list xml:id="list29334715" text:continue-list="list29313978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29311133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<text:soft-page-break/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07T09:11:23.35</dc:date>
    <dc:creator>iwabuchi ken</dc:creator>
    <meta:editing-duration>P1DT22H28M18S</meta:editing-duration>
    <meta:editing-cycles>52</meta:editing-cycles>
    <meta:generator>OpenOffice/4.1.3$Win32 OpenOffice.org_project/413m1$Build-9783</meta:generator>
    <meta:document-statistic meta:table-count="8" meta:image-count="0" meta:object-count="0" meta:page-count="7" meta:paragraph-count="159" meta:word-count="639" meta:character-count="4124"/>
  </office:meta>
</office:document-meta>
</file>